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aco" svg:font-family="Monaco, 'DejaVu Sans Mono', 'Courier New', monospace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</style:style>
    <style:style style:name="P2" style:family="paragraph" style:parent-style-name="Standard" style:list-style-name="L2">
      <style:paragraph-properties fo:text-align="start" style:justify-single-word="false"/>
    </style:style>
    <style:style style:name="P3" style:family="paragraph" style:parent-style-name="Standard" style:list-style-name="L3">
      <style:paragraph-properties fo:text-align="start" style:justify-single-word="false"/>
    </style:style>
    <style:style style:name="P4" style:family="paragraph" style:parent-style-name="Standard" style:list-style-name="L4"/>
    <style:style style:name="T1" style:family="text">
      <style:text-properties fo:font-variant="normal" fo:text-transform="none" fo:color="#666666" style:font-name="Monaco" fo:font-size="9.75pt" fo:letter-spacing="normal" fo:font-style="normal" fo:font-weight="normal"/>
    </style:style>
    <style:style style:name="T2" style:family="text">
      <style:text-properties fo:font-variant="normal" fo:text-transform="none" fo:color="#006621" style:font-name="arial" fo:font-size="10.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Weatherapp</text:p>
      <text:p text:style-name="Standard"/>
      <text:p text:style-name="Standard"/>
      <text:p text:style-name="Standard">## Overview </text:p>
      <text:p text:style-name="Standard"/>
      <text:p text:style-name="Standard"/>
      <text:p text:style-name="Standard">## Stack:</text:p>
      <text:p text:style-name="Standard">React JS + Redux <text:s/>+ Middleware(Axios)</text:p>
      <text:p text:style-name="Standard"/>
      <text:p text:style-name="Standard"/>
      <text:p text:style-name="Standard">## Build Setup</text:p>
      <text:p text:style-name="Standard">npm start </text:p>
      <text:p text:style-name="Standard"/>
      <text:p text:style-name="Standard"><text:a xlink:type="simple" xlink:href="http://localhost:8080/" text:style-name="Internet_20_link" text:visited-style-name="Visited_20_Internet_20_Link">http://localhost:8080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 </text:p>
      <text:p text:style-name="Standard">## Tools used:</text:p>
      <text:p text:style-name="Standard">*[Babel ] <text:span text:style-name="T1">(https://babeljs.io)</text:span> <text:s text:c="3"/>compiler of new generation Javascript <text:s text:c="15"/></text:p>
      <text:p text:style-name="Standard">*[Webpack] (https://webpack.js.org/) is Javascript building tool</text:p>
      <text:p text:style-name="Standard">*[Mocha ] (<text:a xlink:type="simple" xlink:href="https://mochajs.org/" text:style-name="Internet_20_link" text:visited-style-name="Visited_20_Internet_20_Link">https://mochajs.org/</text:a>) is javascript test framework.</text:p>
      <text:p text:style-name="Standard">*Chai] (https://chaijs.com) is assertion library that can be paired with test framework e.g Mocha</text:p>
      <text:p text:style-name="Standard">*[Redux](<text:a xlink:type="simple" xlink:href="https://redux.js.org/" text:style-name="Internet_20_link" text:visited-style-name="Visited_20_Internet_20_Link">https://</text:a><text:a xlink:type="simple" xlink:href="https://redux.js.org/" text:style-name="Internet_20_link" text:visited-style-name="Visited_20_Internet_20_Link">redux.js.org/</text:a><text:span text:style-name="T2">) is the state container for Javascript apps</text:span></text:p>
      <text:p text:style-name="Standard"/>
      <text:p text:style-name="Standard"><text:line-break/><text:line-break/><text:line-break/><text:line-break/>## Server workflow</text:p>
      <text:list xml:id="list167604785114304695" text:style-name="L1">
        <text:list-item>
          <text:p text:style-name="P1">Client transfers an action to the server via Socket.io connection.</text:p>
        </text:list-item>
        <text:list-item>
          <text:p text:style-name="P1">Server handles it and puts into Redux store</text:p>
        </text:list-item>
      </text:list>
      <text:list xml:id="list313574366509322812" text:style-name="L2">
        <text:list-item>
          <text:p text:style-name="P2">Store calls reducer that handles the logic associated with this action.</text:p>
        </text:list-item>
      </text:list>
      <text:list xml:id="list5775663509651715025" text:style-name="L3">
        <text:list-item>
          <text:p text:style-name="P3">Store updates thestate relying on returned value from reducer </text:p>
        </text:list-item>
      </text:list>
      <text:list xml:id="list2889492458548573896" text:style-name="L4">
        <text:list-item>
          <text:p text:style-name="P4">Server generates state event.</text:p>
        </text:list-item>
        <text:list-item>
          <text:p text:style-name="P4">The new state is boradcaset to all connected clients incudling the action initiator 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aco" svg:font-family="Monaco, 'DejaVu Sans Mono', 'Courier New', monospace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0M33S</meta:editing-duration>
    <meta:editing-cycles>6</meta:editing-cycles>
    <meta:generator>OpenOffice/4.1.3$Win32 OpenOffice.org_project/413m1$Build-9783</meta:generator>
    <dc:date>2018-04-03T17:44:19.60</dc:date>
    <meta:document-statistic meta:table-count="0" meta:image-count="0" meta:object-count="0" meta:page-count="2" meta:paragraph-count="21" meta:word-count="128" meta:character-count="904"/>
    <meta:user-defined meta:name="Info 1"/>
    <meta:user-defined meta:name="Info 2"/>
    <meta:user-defined meta:name="Info 3"/>
    <meta:user-defined meta:name="Info 4"/>
  </office:meta>
</office:document-meta>
</file>